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44cm" svg:stroke-color="#262626" draw:stroke-linejoin="miter" svg:stroke-linecap="square" draw:fill="none" fo:padding-top="0.022cm" fo:padding-bottom="0.022cm" fo:padding-left="0.022cm" fo:padding-right="0.02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111cm" svg:stroke-color="#424242" draw:stroke-linejoin="round" svg:stroke-linecap="round" draw:fill="none" fo:padding-top="0.055cm" fo:padding-bottom="0.055cm" fo:padding-left="0.055cm" fo:padding-right="0.055cm"/>
    </style:style>
    <style:style style:name="gr5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2f67d0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4bb44b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00808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2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6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454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333333"/>
      <style:paragraph-properties fo:text-align="center"/>
    </style:style>
    <style:style style:name="P6" style:family="paragraph">
      <loext:graphic-properties draw:fill="solid" draw:fill-color="#2f67d0"/>
      <style:paragraph-properties fo:text-align="center"/>
    </style:style>
    <style:style style:name="P7" style:family="paragraph">
      <loext:graphic-properties draw:fill="solid" draw:fill-color="#4bb44b"/>
      <style:paragraph-properties fo:text-align="center"/>
    </style:style>
    <style:style style:name="P8" style:family="paragraph">
      <loext:graphic-properties draw:fill="solid" draw:fill-color="#008080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Helvetica" fo:font-size="20pt"/>
    </style:style>
    <style:style style:name="T1" style:family="text">
      <style:text-properties fo:color="#262626" style:font-name="DejaVuSans" fo:font-size="10pt" style:font-size-asian="10pt" style:font-name-complex="DejaVuSans" style:font-size-complex="10pt"/>
    </style:style>
    <style:style style:name="T2" style:family="text">
      <style:text-properties fo:color="#262626" style:font-name="DejaVuSans" fo:font-size="11pt" style:font-size-asian="11pt" style:font-name-complex="DejaVuSans" style:font-size-complex="11pt"/>
    </style:style>
    <style:style style:name="T3" style:family="text">
      <style:text-properties fo:color="#ffffff" style:font-name="Helvetica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85cm" svg:height="0.412cm" svg:x="0.757cm" svg:y="23.594cm">
          <draw:text-box>
            <text:p text:style-name="P1"><text:span text:style-name="T1">50%</text:span></text:p>
          </draw:text-box>
        </draw:frame>
        <draw:frame draw:style-name="gr1" draw:text-style-name="P2" draw:layer="layout" svg:width="0.785cm" svg:height="0.412cm" svg:x="0.757cm" svg:y="18.928cm">
          <draw:text-box>
            <text:p text:style-name="P1"><text:span text:style-name="T1">60%</text:span></text:p>
          </draw:text-box>
        </draw:frame>
        <draw:frame draw:style-name="gr1" draw:text-style-name="P2" draw:layer="layout" svg:width="0.785cm" svg:height="0.412cm" svg:x="0.757cm" svg:y="14.262cm">
          <draw:text-box>
            <text:p text:style-name="P1"><text:span text:style-name="T1">70%</text:span></text:p>
          </draw:text-box>
        </draw:frame>
        <draw:frame draw:style-name="gr1" draw:text-style-name="P2" draw:layer="layout" svg:width="0.785cm" svg:height="0.412cm" svg:x="0.757cm" svg:y="9.596cm">
          <draw:text-box>
            <text:p text:style-name="P1"><text:span text:style-name="T1">80%</text:span></text:p>
          </draw:text-box>
        </draw:frame>
        <draw:frame draw:style-name="gr1" draw:text-style-name="P2" draw:layer="layout" svg:width="0.785cm" svg:height="0.412cm" svg:x="0.757cm" svg:y="4.93cm">
          <draw:text-box>
            <text:p text:style-name="P1"><text:span text:style-name="T1">90%</text:span></text:p>
          </draw:text-box>
        </draw:frame>
        <draw:frame draw:style-name="gr1" draw:text-style-name="P2" draw:layer="layout" svg:width="1.01cm" svg:height="0.412cm" svg:x="0.533cm" svg:y="0.264cm">
          <draw:text-box>
            <text:p text:style-name="P1"><text:span text:style-name="T1">100%</text:span></text:p>
          </draw:text-box>
        </draw:frame>
        <draw:line draw:style-name="gr2" draw:text-style-name="P3" draw:layer="layout" svg:x1="1.788cm" svg:y1="23.787cm" svg:x2="1.788cm" svg:y2="0.457cm">
          <text:p/>
        </draw:line>
        <draw:line draw:style-name="gr2" draw:text-style-name="P3" draw:layer="layout" svg:x1="1.788cm" svg:y1="23.787cm" svg:x2="11.43cm" svg:y2="23.749cm">
          <text:p/>
        </draw:line>
        <draw:frame draw:style-name="gr3" draw:text-style-name="P4" draw:layer="layout" svg:width="4.519cm" svg:height="0.454cm" draw:transform="rotate (1.5707963267949) translate (-0.049cm 14.372cm)">
          <draw:text-box>
            <text:p text:style-name="P1"><text:span text:style-name="T2">Percentage correct (%)</text:span></text:p>
          </draw:text-box>
        </draw:frame>
        <draw:g>
          <draw:line draw:style-name="gr4" draw:text-style-name="P3" draw:layer="layout" svg:x1="4.27cm" svg:y1="10.709cm" svg:x2="4.27cm" svg:y2="9.708cm">
            <text:p/>
          </draw:line>
          <draw:polygon draw:style-name="gr5" draw:text-style-name="P5" draw:layer="layout" svg:width="1.193cm" svg:height="13.588cm" svg:x="3.673cm" svg:y="10.203cm" svg:viewBox="0 0 1194 13589" draw:points="0,0 1194,0 1194,13589 0,13589">
            <text:p/>
          </draw:polygon>
        </draw:g>
        <draw:g>
          <draw:line draw:style-name="gr4" draw:text-style-name="P3" draw:layer="layout" svg:x1="5.833cm" svg:y1="11.283cm" svg:x2="5.833cm" svg:y2="9.888cm">
            <text:p/>
          </draw:line>
          <draw:polygon draw:style-name="gr6" draw:text-style-name="P6" draw:layer="layout" svg:width="1.193cm" svg:height="13.182cm" svg:x="5.237cm" svg:y="10.608cm" svg:viewBox="0 0 1194 13183" draw:points="0,0 1194,0 1194,13183 0,13183">
            <text:p/>
          </draw:polygon>
        </draw:g>
        <draw:g>
          <draw:line draw:style-name="gr4" draw:text-style-name="P3" draw:layer="layout" svg:x1="7.297cm" svg:y1="10.149cm" svg:x2="7.297cm" svg:y2="9.076cm">
            <text:p/>
          </draw:line>
          <draw:polygon draw:style-name="gr7" draw:text-style-name="P7" draw:layer="layout" svg:width="1.193cm" svg:height="14.198cm" svg:x="6.7cm" svg:y="9.599cm" svg:viewBox="0 0 1194 14199" draw:points="0,0 1194,0 1194,14199 0,14199">
            <text:p/>
          </draw:polygon>
        </draw:g>
        <draw:g>
          <draw:line draw:style-name="gr4" draw:text-style-name="P3" draw:layer="layout" svg:x1="8.76cm" svg:y1="10.532cm" svg:x2="8.76cm" svg:y2="9.431cm">
            <text:p/>
          </draw:line>
          <draw:polygon draw:style-name="gr8" draw:text-style-name="P8" draw:layer="layout" svg:width="1.193cm" svg:height="13.842cm" svg:x="8.164cm" svg:y="9.95cm" svg:viewBox="0 0 1194 13843" draw:points="0,0 1194,0 1194,13843 0,13843">
            <text:p/>
          </draw:polygon>
        </draw:g>
        <draw:frame draw:style-name="gr9" draw:text-style-name="P9" draw:layer="layout" svg:width="1.695cm" svg:height="0.708cm" draw:transform="rotate (1.5707963267949) translate (3.964cm 23.694cm)">
          <draw:text-box>
            <text:p><text:span text:style-name="T3">None</text:span></text:p>
          </draw:text-box>
        </draw:frame>
        <draw:frame draw:style-name="gr10" draw:text-style-name="P9" draw:layer="layout" svg:width="4.252cm" svg:height="0.708cm" draw:transform="rotate (1.5707963267949) translate (5.446cm 23.695cm)">
          <draw:text-box>
            <text:p><text:span text:style-name="T3">Task relevant</text:span></text:p>
          </draw:text-box>
        </draw:frame>
        <draw:frame draw:style-name="gr11" draw:text-style-name="P9" draw:layer="layout" svg:width="4.646cm" svg:height="0.708cm" draw:transform="rotate (1.5707963267949) translate (6.927cm 23.696cm)">
          <draw:text-box>
            <text:p><text:span text:style-name="T3">Task irrelevant</text:span></text:p>
          </draw:text-box>
        </draw:frame>
        <draw:frame draw:style-name="gr12" draw:text-style-name="P9" draw:layer="layout" svg:width="1.454cm" svg:height="0.708cm" draw:transform="rotate (1.5707963267949) translate (8.409cm 23.694cm)">
          <draw:text-box>
            <text:p><text:span text:style-name="T3">Bo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1T10:30:50.138548602</dc:date>
    <meta:editing-duration>PT7M45S</meta:editing-duration>
    <meta:editing-cycles>1</meta:editing-cycles>
    <meta:document-statistic meta:object-count="25"/>
    <meta:generator>LibreOffice/5.4.2.2$Linux_X86_64 LibreOffice_project/40m0$Build-2</meta:generator>
  </office:meta>
</office:document-meta>
</file>